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5b45" officeooo:paragraph-rsid="001a5b45"/>
    </style:style>
    <style:style style:name="P2" style:family="paragraph" style:parent-style-name="Standard">
      <style:paragraph-properties fo:text-align="justify" style:justify-single-word="false"/>
      <style:text-properties officeooo:rsid="001a5b45" officeooo:paragraph-rsid="001a5b45"/>
    </style:style>
    <style:style style:name="P3" style:family="paragraph" style:parent-style-name="Standard">
      <style:paragraph-properties fo:text-align="justify" style:justify-single-word="false"/>
      <style:text-properties officeooo:rsid="001a5b45" officeooo:paragraph-rsid="001bd733"/>
    </style:style>
    <style:style style:name="P4" style:family="paragraph" style:parent-style-name="Standard">
      <style:text-properties fo:font-weight="bold" officeooo:rsid="001a5b45" officeooo:paragraph-rsid="001a5b4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3c96d" officeooo:paragraph-rsid="0023c96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c8bb7" officeooo:paragraph-rsid="001c8bb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127a3" officeooo:paragraph-rsid="002127a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f43b3" officeooo:paragraph-rsid="001f43b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bd733" officeooo:paragraph-rsid="001bd733"/>
    </style:style>
    <style:style style:name="P10" style:family="paragraph" style:parent-style-name="Standard">
      <style:paragraph-properties fo:text-align="justify" style:justify-single-word="false"/>
      <style:text-properties officeooo:rsid="001c8bb7" officeooo:paragraph-rsid="001c8bb7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c8bb7" officeooo:paragraph-rsid="001c8bb7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127a3" officeooo:paragraph-rsid="002127a3" style:font-weight-asian="normal" style:font-weight-complex="normal"/>
    </style:style>
    <style:style style:name="T1" style:family="text">
      <style:text-properties officeooo:rsid="001bd733"/>
    </style:style>
    <style:style style:name="T2" style:family="text">
      <style:text-properties officeooo:rsid="001c8bb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0b99"/>
    </style:style>
    <style:style style:name="T5" style:family="text">
      <style:text-properties officeooo:rsid="002127a3"/>
    </style:style>
    <style:style style:name="T6" style:family="text">
      <style:text-properties officeooo:rsid="0022c52f"/>
    </style:style>
    <style:style style:name="T7" style:family="text">
      <style:text-properties officeooo:rsid="0024f9a6"/>
    </style:style>
    <style:style style:name="T8" style:family="text">
      <style:text-properties officeooo:rsid="002647d6"/>
    </style:style>
    <style:style style:name="T9" style:family="text">
      <style:text-properties officeooo:rsid="002740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ZS.1431.3.2017 <text:s text:c="62"/>Wałbrzych,2<text:span text:style-name="T6">3</text:span>.05.2017</text:p>
      <text:p text:style-name="P1"/>
      <text:p text:style-name="P1"/>
      <text:p text:style-name="P1"><text:s/><text:span text:style-name="T3">Pan</text:span></text:p>
      <text:p text:style-name="P4"><text:s/>Michał Maksim</text:p>
      <text:p text:style-name="P4"><text:s/>ul.M.Skłodowskiej-Curie </text:p>
      <text:p text:style-name="P4"><text:s/>50-381 Wroc<text:span text:style-name="T7">ł</text:span>aw</text:p>
      <text:p text:style-name="P4"/>
      <text:p text:style-name="P4"><text:s/>mw.wroc.2016@gmail.com</text:p>
      <text:p text:style-name="P4"/>
      <text:p text:style-name="P2"/>
      <text:p text:style-name="P3"><text:tab/>W odpowiedzi na <text:s/><text:span text:style-name="T2">Pana </text:span>wniosek o udostępnienie informacji publicznej otrzymany drogą elektroniczną w dniu <text:s/>1<text:span text:style-name="T8">6</text:span> maja 2017r. <text:span text:style-name="T8">( nadany elektronicznie 15.05.2017r.godz. 20:39)</text:span>, <text:span text:style-name="T1">przekazuję następujące informacje <text:s/>publiczne będące w posiadaniu Urzędu Miejskiego w Wałbrzychu:</text:span></text:p>
      <text:p text:style-name="P3"/>
      <text:p text:style-name="P2"/>
      <text:p text:style-name="P9">1. <text:span text:style-name="T2">Ilu obywateli Republiki Ukrainy zamieszkuje obecnie na terenie Wałbrzycha ?</text:span></text:p>
      <text:p text:style-name="P10"/>
      <text:p text:style-name="P6">Na terenie Wałbrzycha zamieszkuje obecnie <text:s/>124 obywateli Ukrainy.</text:p>
      <text:p text:style-name="P10"/>
      <text:p text:style-name="P10">2.Ilu obywateli Republiki Ukrainy zamieszkujących <text:s/>obecnie na terenie miasta Wałbrzycha podejmuje pracę zarobkową ?</text:p>
      <text:p text:style-name="P10"/>
      <text:p text:style-name="P6">Urząd Miejski w <text:span text:style-name="T5">W</text:span>ałbrzychu nie dysponuje żądaną informacją.</text:p>
      <text:p text:style-name="P6"/>
      <text:p text:style-name="P10">3.Ilu obywateli Republiki Ukrainy zamieszkuących obecnie na terenie miasta Wałbrzycha uczy się w wałbrzyskich szkołach?</text:p>
      <text:p text:style-name="P6">W szkołach wałbrzyskich prowadzonych przez Gminę Wałbrzych uczy się obecnie <text:s/>5 <text:s/>dzieci obywateli Republiki Ukrainy, natomiast na rok szkolny 2017/2018 zapisanych zostało dodatkowo 3 dzieci.</text:p>
      <text:p text:style-name="P6"/>
      <text:p text:style-name="P11">4.Czy obcokrajowcom ze szczególnym uwzględnieniem obywateli Republiki Ukrainy, <text:s/>przysługują jakieś zasiłki i świadczenia ? Z jakiego tytułu oraz na jakiej podstawie ?</text:p>
      <text:p text:style-name="P7">Urząd Miejski w Wałbrzychu <text:s/>nie dysponuje żądaną informacją.</text:p>
      <text:p text:style-name="P12"><text:span text:style-name="T3">Informacja dostępna na stronie internetowej <text:s/>- <text:s/>Urzędu ds Cudzoziemców <text:s/></text:span><text:a xlink:type="simple" xlink:href="https://udsc.gov.pl/" text:style-name="Internet_20_link" text:visited-style-name="Visited_20_Internet_20_Link"><text:span text:style-name="T3">https://udsc.gov.pl</text:span></text:a></text:p>
      <text:p text:style-name="P7"/>
      <text:p text:style-name="P11">Jak wielu obcokrajowc<text:span text:style-name="T9">ó</text:span>w, ze szczególnym <text:s/>uwzględnieniem obywateli Republiki Ukrainy, zamieszkałych na terenie Wałbrzycha, korzysta z takich zasiłków i świadczeń?</text:p>
      <text:p text:style-name="P11"/>
      <text:p text:style-name="P7">Informacje posiada Miejski Ośrodek Pomocy Społecznej w Wałbrzychu .</text:p>
      <text:p text:style-name="P7"/>
      <text:p text:style-name="P11">5.Czy Urząd Miasta Wałbrzycha lub Prezydent Miasta Wałbrzycha prowadzą jakieś działania lub programy mające na celu ułatwianie podjęcia studiów lub pracy w Rzezcypospolitej Polskiej obcokrajowcom, ze szczególnym uwzględnieniem obywateli Republiki Ukrainy, bądź czy w/w podmioty wspólpracują w tym zakresie z innymi instytucjami ? Jakie działania i na czym polegają oraz jakie środki publiczne przenaczają na ten cel ?</text:p>
      <text:p text:style-name="P11"/>
      <text:p text:style-name="P8">Urząd Miejski w <text:span text:style-name="T5">W</text:span>ałbrzychu nie dysponuje żądaną informacją</text:p>
      <text:p text:style-name="P6"/>
      <text:p text:style-name="P11">6.Czy Urząd Miasta Wałbrzycha lub Prezydent Miasta podejmuje <text:span text:style-name="T4">działania mające na celu lepszą asymilację obcokrajowców zamieszkujących na terenie województwa dolnośląskiego, ze szczególnym uwzględnieniem obywateli Republiki Ukrainy , bądż czy w/w podmioty wspólpracują </text:span><text:soft-page-break/><text:span text:style-name="T4">w tym zakresie z innymi instytucjami.Jakie działania i na czym polegają oraz jakie środki publiczne przenaczane są na ten cel?</text:span></text:p>
      <text:p text:style-name="P6"/>
      <text:p text:style-name="P6"><text:s/><text:span text:style-name="T4">Urząd Miejski w Wałbrzychu nie dysponują żądaną informacją.</text:span></text:p>
      <text:p text:style-name="P6"/>
      <text:p text:style-name="P6"/>
      <text:p text:style-name="P5"/>
      <text:p text:style-name="P5"/>
      <text:p text:style-name="P5"/>
      <text:p text:style-name="P5">Dorota Pluskota</text:p>
      <text:p text:style-name="P5">Z-ca Kierownika Biura Zdrowia i Spraw Społecznych</text:p>
      <text:p text:style-name="P5">Urzędu Miejskiego w Wałbrzych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3M57S</meta:editing-duration>
    <meta:editing-cycles>11</meta:editing-cycles>
    <meta:generator>LibreOffice/5.1.5.2$Windows_x86 LibreOffice_project/7a864d8825610a8c07cfc3bc01dd4fce6a9447e5</meta:generator>
    <dc:date>2017-05-23T14:56:29.277000000</dc:date>
    <meta:document-statistic meta:table-count="0" meta:image-count="0" meta:object-count="0" meta:page-count="2" meta:paragraph-count="25" meta:word-count="330" meta:character-count="2640" meta:non-whitespace-character-count="2252"/>
    <meta:user-defined meta:name="Info 1"/>
    <meta:user-defined meta:name="Info 2"/>
    <meta:user-defined meta:name="Info 3"/>
    <meta:user-defined meta:name="Info 4"/>
  </office:meta>
</office:document-meta>
</file>